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lase</text:p>
          </table:table-cell>
          <table:table-cell office:value-type="string" calcext:value-type="string">
            <text:p>Predicción</text:p>
          </table:table-cell>
          <table:table-cell office:value-type="string" calcext:value-type="string">
            <text:p>Tiempo (ms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2252" calcext:value-type="float">
            <text:p>2252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table:formula="of:=6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506" calcext:value-type="float">
            <text:p>3506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2483" calcext:value-type="float">
            <text:p>2483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formula="of:=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2279" calcext:value-type="float">
            <text:p>2279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formula="of:=8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table:formula="of:=9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459" calcext:value-type="float">
            <text:p>4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6:24:40.336718425</meta:creation-date>
    <meta:generator>LibreOffice/5.1.6.2$Linux_X86_64 LibreOffice_project/10m0$Build-2</meta:generator>
    <dc:date>2018-04-14T22:48:10.318265879</dc:date>
    <meta:editing-duration>PT3H6M25S</meta:editing-duration>
    <meta:editing-cycles>27</meta:editing-cycles>
    <meta:document-statistic meta:table-count="1" meta:cell-count="1203" meta:object-count="0"/>
  </office:meta>
</office:document-meta>
</file>